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101cm" fo:margin-bottom="0cm" style:contextual-spacing="false" fo:line-height="200%"/>
      <style:text-properties fo:font-size="14pt" officeooo:paragraph-rsid="001c3ee7" style:font-size-asian="14pt" style:font-size-complex="14pt"/>
    </style:style>
    <style:style style:name="P4"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1c3ee7" style:font-size-asian="14pt" style:font-size-complex="14pt"/>
    </style:style>
    <style:style style:name="P5" style:family="paragraph" style:parent-style-name="Text_20_body">
      <loext:graphic-properties draw:fill-hatch-name="hatch"/>
      <style:paragraph-properties fo:margin-top="0.101cm" fo:margin-bottom="1cm" style:contextual-spacing="false" fo:line-height="200%"/>
      <style:text-properties fo:font-size="14pt" officeooo:paragraph-rsid="002bbd02" style:font-size-asian="14pt" style:font-size-complex="14pt"/>
    </style:style>
    <style:style style:name="P6"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2e001c" style:font-size-asian="14pt" style:font-size-complex="14pt"/>
    </style:style>
    <style:style style:name="P7" style:family="paragraph" style:parent-style-name="Text_20_body">
      <loext:graphic-properties draw:fill-hatch-name="hatch"/>
      <style:paragraph-properties fo:margin-top="0.101cm" fo:margin-bottom="1cm" style:contextual-spacing="false" fo:line-height="200%"/>
      <style:text-properties fo:font-size="14pt" officeooo:paragraph-rsid="002fe488"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2862eb" officeooo:paragraph-rsid="002862eb"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00%"/>
      <style:text-properties fo:font-size="14pt" officeooo:paragraph-rsid="001c3ee7" style:font-size-asian="14pt" style:font-size-complex="14pt"/>
    </style:style>
    <style:style style:name="P12" style:family="paragraph" style:parent-style-name="Text_20_body" style:list-style-name="L1">
      <loext:graphic-properties draw:fill-hatch-name="hatch"/>
      <style:paragraph-properties fo:margin-top="0cm" fo:margin-bottom="0.25cm" style:contextual-spacing="false" fo:line-height="100%"/>
      <style:text-properties fo:font-size="14pt" officeooo:rsid="0029fda3" officeooo:paragraph-rsid="0029fda3" style:font-size-asian="14pt" style:font-size-complex="14pt"/>
    </style:style>
    <style:style style:name="P13"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style:text-properties fo:font-size="14pt" officeooo:rsid="002862eb" officeooo:paragraph-rsid="002e001c" style:font-size-asian="14pt" style:font-size-complex="14pt"/>
    </style:style>
    <style:style style:name="P15" style:family="paragraph" style:parent-style-name="Text_20_body">
      <style:text-properties fo:font-size="14pt" officeooo:rsid="002862eb" style:font-size-asian="14pt" style:font-size-complex="14pt"/>
    </style:style>
    <style:style style:name="P16" style:family="paragraph" style:parent-style-name="Text_20_body" style:list-style-name="L3">
      <style:text-properties fo:font-size="14pt" officeooo:rsid="002862eb" style:font-size-asian="14pt" style:font-size-complex="14pt"/>
    </style:style>
    <style:style style:name="P1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18" style:family="paragraph" style:parent-style-name="Text_20_body">
      <loext:graphic-properties draw:fill-hatch-name="hatch"/>
      <style:paragraph-properties fo:margin-top="0.101cm" fo:margin-bottom="0.499cm" style:contextual-spacing="false" fo:line-height="115%"/>
      <style:text-properties fo:font-size="14pt" officeooo:rsid="0035852a" officeooo:paragraph-rsid="0035852a" style:font-size-asian="14pt" style:font-size-complex="14pt"/>
    </style:style>
    <style:style style:name="P19" style:family="paragraph" style:parent-style-name="Text_20_body" style:list-style-name="L1">
      <loext:graphic-properties draw:fill-gradient-name="Gradient_20_1" draw:fill-hatch-name="hatch"/>
      <style:paragraph-properties fo:margin-top="0cm" fo:margin-bottom="1cm" style:contextual-spacing="false" fo:line-height="100%"/>
      <style:text-properties fo:font-size="14pt" officeooo:rsid="0035852a" officeooo:paragraph-rsid="0035852a" style:font-size-asian="14pt" style:font-size-complex="14pt"/>
    </style:style>
    <style:style style:name="P20" style:family="paragraph" style:parent-style-name="Text_20_body">
      <loext:graphic-properties draw:fill-hatch-name="hatch"/>
      <style:paragraph-properties fo:margin-top="0.101cm" fo:margin-bottom="1cm" style:contextual-spacing="false" fo:line-height="100%"/>
      <style:text-properties fo:font-size="14pt" officeooo:paragraph-rsid="001c3ee7" style:font-size-asian="14pt" style:font-size-complex="14pt"/>
    </style:style>
    <style:style style:name="P21" style:family="paragraph" style:parent-style-name="Text_20_body">
      <loext:graphic-properties draw:fill-hatch-name="hatch"/>
      <style:paragraph-properties fo:margin-top="0.101cm" fo:margin-bottom="1cm" style:contextual-spacing="false" fo:line-height="200%"/>
      <style:text-properties fo:font-size="14pt" officeooo:paragraph-rsid="001c3ee7" style:font-size-asian="14pt" style:font-size-complex="14pt"/>
    </style:style>
    <style:style style:name="P22" style:family="paragraph" style:parent-style-name="Text_20_body">
      <loext:graphic-properties draw:fill-hatch-name="hatch"/>
      <style:paragraph-properties fo:margin-top="0.101cm" fo:margin-bottom="1cm" style:contextual-spacing="false" fo:line-height="200%"/>
      <style:text-properties fo:font-size="14pt" officeooo:paragraph-rsid="0036d78e" style:font-size-asian="14pt" style:font-size-complex="14pt"/>
    </style:style>
    <style:style style:name="P23"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2789f0" style:font-size-asian="14pt" style:font-style-asian="italic" style:font-weight-asian="bold" style:font-size-complex="14pt" style:font-style-complex="italic" style:font-weight-complex="bold"/>
    </style:style>
    <style:style style:name="P24"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2789f0" style:font-size-asian="14pt" style:font-style-asian="italic" style:font-weight-asian="bold" style:font-size-complex="14pt" style:font-style-complex="italic" style:font-weight-complex="bold"/>
    </style:style>
    <style:style style:name="P25"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T1" style:family="text">
      <style:text-properties officeooo:rsid="0029fda3"/>
    </style:style>
    <style:style style:name="T2" style:family="text">
      <style:text-properties officeooo:rsid="0025b437"/>
    </style:style>
    <style:style style:name="T3" style:family="text">
      <style:text-properties officeooo:rsid="001c3ee7"/>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25b437" style:font-weight-asian="bold" style:font-weight-complex="bold"/>
    </style:style>
    <style:style style:name="T8" style:family="text">
      <style:text-properties fo:font-weight="bold" officeooo:rsid="002fe488" style:font-weight-asian="bold" style:font-weight-complex="bold"/>
    </style:style>
    <style:style style:name="T9" style:family="text">
      <style:text-properties officeooo:rsid="002789f0"/>
    </style:style>
    <style:style style:name="T10" style:family="text">
      <style:text-properties officeooo:rsid="002862eb"/>
    </style:style>
    <style:style style:name="T11" style:family="text">
      <style:text-properties officeooo:rsid="002bbd02"/>
    </style:style>
    <style:style style:name="T12" style:family="text">
      <style:text-properties officeooo:rsid="002c8a67"/>
    </style:style>
    <style:style style:name="T13" style:family="text">
      <style:text-properties officeooo:rsid="002cdea2"/>
    </style:style>
    <style:style style:name="T14" style:family="text">
      <style:text-properties officeooo:rsid="002d3666"/>
    </style:style>
    <style:style style:name="T15" style:family="text">
      <style:text-properties officeooo:rsid="002e001c"/>
    </style:style>
    <style:style style:name="T16" style:family="text">
      <style:text-properties officeooo:rsid="0031a1fe"/>
    </style:style>
    <style:style style:name="T17" style:family="text">
      <style:text-properties fo:font-size="14pt" officeooo:rsid="002862eb" style:font-size-asian="14pt" style:font-size-complex="14pt"/>
    </style:style>
    <style:style style:name="T18" style:family="text">
      <style:text-properties fo:font-size="14pt" officeooo:rsid="0031a1fe" style:font-size-asian="14pt" style:font-size-complex="14pt"/>
    </style:style>
    <style:style style:name="T19" style:family="text">
      <style:text-properties officeooo:rsid="0032b6a9"/>
    </style:style>
    <style:style style:name="T20" style:family="text">
      <style:text-properties officeooo:rsid="0034912d"/>
    </style:style>
    <style:style style:name="T21" style:family="text">
      <style:text-properties officeooo:rsid="0035852a"/>
    </style:style>
    <style:style style:name="T22" style:family="text">
      <style:text-properties officeooo:rsid="0036d78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Call to Worship</text:span><text:span text:style-name="T2"> </text:span><text:span text:style-name="T9">Ps </text:span><text:span text:style-name="T16">125:1-2</text:span><text:span text:style-name="T9"> </text:span><text:span text:style-name="T2">/ </text:span>Opening prayer (John A)</text:p>
      <text:p text:style-name="P20"><text:span text:style-name="T6">Praise:</text:span> <text:span text:style-name="T4">Before the Throne of God Above</text:span></text:p>
      <text:p text:style-name="P11"><text:span text:style-name="T6">Announcements</text:span> (John A)</text:p>
      <text:list xml:id="list3019667445" text:style-name="L1">
        <text:list-item>
          <text:p text:style-name="P12">Special welcome to <text:span text:style-name="T21">John Huynh from Surrey Hills who will preach the Word today</text:span></text:p>
        </text:list-item>
        <text:list-item>
          <text:p text:style-name="P13">Morning Tea and fellowship after the service</text:p>
        </text:list-item>
        <text:list-item>
          <text:p text:style-name="P19">Formal declaration from the Presbytery</text:p>
        </text:list-item>
      </text:list>
      <text:p text:style-name="P2"><text:span text:style-name="T6">Edict of Vacancy</text:span> (John Huynh)</text:p>
      <text:p text:style-name="P2"><text:span text:style-name="T6">Bible Reading:</text:span> Luke 8:22-25 (John A)</text:p>
      <text:p text:style-name="P7"><text:span text:style-name="T6">Praise: </text:span><text:span text:style-name="T5">O Lord, My Rock and My Redeemer</text:span></text:p>
      <text:p text:style-name="P22"><text:span text:style-name="T6">Prayer for the church and the world</text:span> (<text:span text:style-name="T10">J</text:span><text:span text:style-name="T22">an</text:span>)</text:p>
      <text:p text:style-name="P22"><text:span text:style-name="T8">B</text:span><text:span text:style-name="T6">ible Reading:</text:span> Psalm 4 (Rachel D)</text:p>
      <text:p text:style-name="P5"><text:span text:style-name="T6">Praise:</text:span> <text:span text:style-name="Emphasis">Turn Your Eyes </text:span><text:span text:style-name="T10"><text:s/>(OFFERING)</text:span></text:p>
      <text:p text:style-name="P6"><text:span text:style-name="T6">Sermon:</text:span> “A GOOD NIGHT’S SLEEP” (John Huynh)</text:p>
      <text:p text:style-name="P4"><text:span text:style-name="T6">Praise:</text:span> <text:span text:style-name="T4">Rock of Ages</text:span></text:p>
      <text:p text:style-name="P3"><text:span text:style-name="T6">Benediction</text:span> (<text:span text:style-name="T22">John Huynh</text:span>)</text:p>
      <text:p text:style-name="P8">Opening Prayer (Psalm <text:span text:style-name="T16">125:1-2</text:span><text:span text:style-name="T12">)</text:span></text:p>
      <text:p text:style-name="P23">1 Those who trust in the Lord are like Mount Zion, which cannot be shaken but endures forever.</text:p>
      <text:p text:style-name="P24">2 As the mountains surround Jerusalem, so the Lord surrounds his people both now and forevermore.</text:p>
      <text:p text:style-name="P9">Father <text:span text:style-name="T19">God,</text:span> we thank You <text:span text:style-name="T13">that we can </text:span><text:span text:style-name="T19">gather</text:span><text:span text:style-name="T13"> in Your Presence </text:span>today. <text:span text:style-name="T19">We thank You that we enjoy the freedom</text:span> <text:span text:style-name="T13">to give You the praise that is due to Your Holy Name.</text:span></text:p>
      <text:p text:style-name="P17">We thank You <text:span text:style-name="T20">that You are the </text:span><text:span text:style-name="T21">only God, the </text:span><text:span text:style-name="T20">Promise-keeping God over all of Creation, so that we can trust You fully. We thank You that Jesus promised to never leave us or forsake us. </text:span></text:p>
      <text:p text:style-name="P17"><text:span text:style-name="T20">When we face difficulties, or see how the world turns away from You, we thank You that You surround Your church, not just in theory, but in reality, so that we know the assurance of eternal life</text:span>.</text:p>
      <text:p text:style-name="P18">In this land of droughts and flooding rains, we can remain unshaken, whether by cyclones in Queensland or fires here in Victoria, because we have learned to put our trust in You, and not in our circumstances.</text:p>
      <text:p text:style-name="P10">We pray today that <text:span text:style-name="T14">we</text:span> may <text:span text:style-name="T21">bring our sacrifice of</text:span> praise as we gather, that we may <text:span text:style-name="T21">lift</text:span> each other <text:span text:style-name="T21">up </text:span><text:span text:style-name="T14">as we</text:span> <text:span text:style-name="T21">hear Your Word read and preached, and </text:span>glorify the <text:span text:style-name="T21">the Living Word, our Lord </text:span>Jesus, <text:span text:style-name="T21">in Whose Name we pray</text:span>, Amen.</text:p>
      <text:p text:style-name="P10"/>
      <text:p text:style-name="P25"><text:span text:style-name="T17">Call to Worship (</text:span><text:span text:style-name="T18">Ps 125:1-2</text:span><text:span text:style-name="T17">) / Opening prayer (John A)<text:line-break/>Praise: </text:span><text:span text:style-name="Emphasis"><text:span text:style-name="T17">Before the Throne of God Above</text:span></text:span><text:span text:style-name="T17"><text:line-break/>Announcements (John A)<text:line-break/>Edict of Vacancy (John Huynh)<text:line-break/>Bible Reading: Luke 8:22-25 (John A)<text:line-break/>Praise: </text:span><text:span text:style-name="Emphasis"><text:span text:style-name="T17">O Lord, My Rock and My Redeemer</text:span></text:span><text:span text:style-name="T17"><text:line-break/>Prayer for the church and the world  (Jan)<text:line-break/>Bible reading: Psalm 4 (Rachel D)<text:line-break/>Praise: </text:span><text:span text:style-name="Emphasis"><text:span text:style-name="T17">Turn Your Eyes</text:span></text:span><text:span text:style-name="T17"> (OFFERING)<text:line-break/>Sermon: “A GOOD NIGHT’S SLEEP” (John Huynh)<text:line-break/>Praise: </text:span><text:span text:style-name="Emphasis"><text:span text:style-name="T17">Rock of Ages</text:span></text:span><text:span text:style-name="T17"><text:line-break/>Benediction (John Huynh)</text:span></text:p>
      <text:p text:style-name="P15">Sermon Outline<text:line-break/>“A GOOD NIGHT’S SLEEP” <text:s/>(Psalm 4)<text:line-break/>Introduction</text:p>
      <text:list xml:id="list175051190" text:style-name="L3">
        <text:list-item>
          <text:p text:style-name="P16">A Bad Night’s Sleep</text:p>
        </text:list-item>
        <text:list-item>
          <text:p text:style-name="P16">A Plea to God</text:p>
        </text:list-item>
        <text:list-item>
          <text:p text:style-name="P16">About Honour</text:p>
        </text:list-item>
        <text:list-item>
          <text:p text:style-name="P16">For Favour</text:p>
        </text:list-item>
        <text:list-item>
          <text:p text:style-name="P16">A Good Night’s Sleep</text:p>
        </text:list-item>
      </text:list>
      <text:p text:style-name="P15">Conclusio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31a1fe"/>
    </style:style>
    <style:style style:name="MT2" style:family="text">
      <style:text-properties officeooo:rsid="0025b437"/>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5</text:span><text:span text:style-name="MT2">th</text:span> <text:span text:style-name="MT2">Febr</text:span><text:span text:style-name="MT3">uary</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2-24T21:07:14.892874087</dc:date>
    <meta:editing-duration>PT4H33M15S</meta:editing-duration>
    <meta:editing-cycles>26</meta:editing-cycles>
    <meta:generator>LibreOffice/7.3.7.2$Linux_X86_64 LibreOffice_project/30$Build-2</meta:generator>
    <meta:print-date>2024-02-03T21:06:33.278074986</meta:print-date>
    <meta:document-statistic meta:table-count="0" meta:image-count="0" meta:object-count="0" meta:page-count="3" meta:paragraph-count="32" meta:word-count="435" meta:character-count="2374" meta:non-whitespace-character-count="1975"/>
  </office:meta>
</office:document-meta>
</file>